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'Droid Sans Mono', monospace" svg:font-family="'''Droid Sans Mono', monospace'"/>
    <style:font-face style:name="''Droid Sans Mono" svg:font-family="'''Droid Sans Mono', monospace'"/>
    <style:font-face style:name="Lohit Devanagari1" svg:font-family="'Lohit Devanagari'"/>
    <style:font-face style:name="Monospace" svg:font-family="Monospac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5.081cm"/>
    </style:style>
    <style:style style:name="gr3" style:family="graphic" style:parent-style-name="standard">
      <style:graphic-properties draw:stroke="none" draw:fill="none" fo:min-height="14.912cm"/>
    </style:style>
    <style:style style:name="gr4" style:family="graphic" style:parent-style-name="standard">
      <style:graphic-properties draw:stroke="none" draw:fill="none" fo:min-height="13.266cm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style:text-autospace="none"/>
      <style:text-properties fo:color="#3f7f5f" style:font-name="Monospace" fo:font-size="20pt" style:font-name-asian="Monospace" style:font-size-asian="20pt" style:font-name-complex="Monospace" style:font-size-complex="20pt"/>
    </style:style>
    <style:style style:name="P4" style:family="paragraph">
      <loext:graphic-properties draw:fill="none"/>
      <style:paragraph-properties style:text-autospace="none"/>
      <style:text-properties fo:color="#008000" style:font-name="''Droid Sans Mono" fo:font-size="20pt" style:font-name-asian="Monospace" style:font-size-asian="20pt" style:font-name-complex="''Droid Sans Mono" style:font-size-complex="20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00ff" style:font-name="''Droid Sans Mono" fo:font-size="14pt" style:font-size-asian="14pt" style:font-name-complex="''Droid Sans Mono" style:font-size-complex="14pt"/>
    </style:style>
    <style:style style:name="T4" style:family="text">
      <style:text-properties fo:color="#000000" style:font-name="''Droid Sans Mono" fo:font-size="14pt" style:font-size-asian="14pt" style:font-name-complex="''Droid Sans Mono" style:font-size-complex="14pt"/>
    </style:style>
    <style:style style:name="T5" style:family="text">
      <style:text-properties fo:color="#267f99" style:font-name="''Droid Sans Mono" fo:font-size="14pt" style:font-size-asian="14pt" style:font-name-complex="''Droid Sans Mono" style:font-size-complex="14pt"/>
    </style:style>
    <style:style style:name="T6" style:family="text">
      <style:text-properties style:font-name="''Droid Sans Mono" fo:font-size="14pt" style:font-size-asian="14pt" style:font-name-complex="''Droid Sans Mono" style:font-size-complex="14pt"/>
    </style:style>
    <style:style style:name="T7" style:family="text">
      <style:text-properties fo:color="#001080" style:font-name="''Droid Sans Mono" fo:font-size="14pt" style:font-size-asian="14pt" style:font-name-complex="''Droid Sans Mono" style:font-size-complex="14pt"/>
    </style:style>
    <style:style style:name="T8" style:family="text">
      <style:text-properties fo:color="#795e26" style:font-name="''Droid Sans Mono" fo:font-size="14pt" style:font-size-asian="14pt" style:font-name-complex="''Droid Sans Mono" style:font-size-complex="14pt"/>
    </style:style>
    <style:style style:name="T9" style:family="text">
      <style:text-properties fo:color="#af00db" style:font-name="''Droid Sans Mono" fo:font-size="14pt" style:font-size-asian="14pt" style:font-name-complex="''Droid Sans Mono" style:font-size-complex="14pt"/>
    </style:style>
    <style:style style:name="T10" style:family="text">
      <style:text-properties fo:color="#008000" style:font-name="''Droid Sans Mono" fo:font-size="14pt" style:font-size-asian="14pt" style:font-name-complex="''Droid Sans Mono" style:font-size-complex="14pt"/>
    </style:style>
    <style:style style:name="T11" style:family="text">
      <style:text-properties fo:color="#098658" style:font-name="''Droid Sans Mono" fo:font-size="14pt" style:font-size-asian="14pt" style:font-name-complex="''Droid Sans Mono" style:font-size-complex="14pt"/>
    </style:style>
    <style:style style:name="T12" style:family="text">
      <style:text-properties fo:color="#008000" style:font-name="''Droid Sans Mono" fo:font-size="20pt" style:font-name-asian="Monospace" style:font-size-asian="20pt" style:font-name-complex="''Droid Sans Mono" style:font-size-complex="20pt"/>
    </style:style>
    <style:style style:name="T13" style:family="text">
      <style:text-properties fo:color="#0000ff" style:font-name="''Droid Sans Mono', monospace" fo:font-size="20pt" style:font-name-asian="Monospace" style:font-size-asian="20pt" style:font-name-complex="''Droid Sans Mono', monospace" style:font-size-complex="20pt"/>
    </style:style>
    <style:style style:name="T14" style:family="text">
      <style:text-properties fo:color="#000000" style:font-name="''Droid Sans Mono', monospace" fo:font-size="20pt" style:font-name-asian="Monospace" style:font-size-asian="20pt" style:font-name-complex="''Droid Sans Mono', monospace" style:font-size-complex="20pt"/>
    </style:style>
    <style:style style:name="T15" style:family="text">
      <style:text-properties fo:color="#267f99" style:font-name="''Droid Sans Mono', monospace" fo:font-size="20pt" style:font-name-asian="Monospace" style:font-size-asian="20pt" style:font-name-complex="''Droid Sans Mono', monospace" style:font-size-complex="20pt"/>
    </style:style>
    <style:style style:name="T16" style:family="text">
      <style:text-properties fo:color="#0000ff" style:font-name="''Droid Sans Mono" fo:font-size="20pt" style:font-name-asian="Monospace" style:font-size-asian="20pt" style:font-name-complex="''Droid Sans Mono" style:font-size-complex="20pt"/>
    </style:style>
    <style:style style:name="T17" style:family="text">
      <style:text-properties fo:color="#795e26" style:font-name="''Droid Sans Mono', monospace" fo:font-size="20pt" style:font-name-asian="Monospace" style:font-size-asian="20pt" style:font-name-complex="''Droid Sans Mono', monospace" style:font-size-complex="20pt"/>
    </style:style>
    <style:style style:name="T18" style:family="text">
      <style:text-properties fo:color="#001080" style:font-name="''Droid Sans Mono', monospace" fo:font-size="20pt" style:font-name-asian="Monospace" style:font-size-asian="20pt" style:font-name-complex="''Droid Sans Mono', monospace" style:font-size-complex="20pt"/>
    </style:style>
    <style:style style:name="T19" style:family="text">
      <style:text-properties fo:font-variant="normal" fo:text-transform="none" fo:color="#0000ff" style:text-outline="false" style:text-line-through-style="none" style:text-line-through-type="none" style:font-name="''Droid Sans Mono', 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''Droid Sans Mono', 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af00db" style:font-name="''Droid Sans Mono', monospace" fo:font-size="20pt" style:font-name-asian="Monospace" style:font-size-asian="20pt" style:font-name-complex="''Droid Sans Mono', monospace" style:font-size-complex="20pt"/>
    </style:style>
    <style:style style:name="T21" style:family="text">
      <style:text-properties fo:color="#098658" style:font-name="''Droid Sans Mono', monospace" fo:font-size="20pt" style:font-name-asian="Monospace" style:font-size-asian="20pt" style:font-name-complex="''Droid Sans Mono', monospace" style:font-size-complex="20pt"/>
    </style:style>
    <style:style style:name="T22" style:family="text">
      <style:text-properties fo:font-variant="normal" fo:text-transform="none" fo:color="#008000" style:text-outline="false" style:text-line-through-style="none" style:text-line-through-type="none" style:font-name="''Droid Sans Mono', 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''Droid Sans Mono', 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8000" style:font-name="''Droid Sans Mono', monospace" fo:font-size="20pt" style:font-name-asian="Monospace" style:font-size-asian="20pt" style:font-name-complex="''Droid Sans Mono', monospace" style:font-size-complex="20pt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''Droid Sans Mono', 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''Droid Sans Mono', monospace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1.528cm" presentation:class="subtitle" presentation:user-transformed="true">
          <draw:text-box>
            <text:p><text:span text:style-name="T1">RSE – Project</text:span></text:p>
            <text:p/>
            <text:p/>
            <text:p><text:span text:style-name="T2"><text:a xlink:href="https://lec.inf.ethz.ch/rse/2020/project/" xlink:type="simple">https://lec.inf.ethz.ch/rse/2020/project/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2" draw:text-style-name="P2" draw:layer="layout" svg:width="23.622cm" svg:height="15.331cm" svg:x="0.508cm" svg:y="0.254cm">
          <draw:text-box>
            <text:p><text:span text:style-name="T3">public</text:span><text:span text:style-name="T4"> </text:span><text:span text:style-name="T3">class</text:span><text:span text:style-name="T4"> </text:span><text:span text:style-name="T5">TrainStation</text:span><text:span text:style-name="T4"> {</text:span></text:p>
            <text:p><text:span text:style-name="T6"/></text:p>
            <text:p><text:span text:style-name="T3"><text:s text:c="4"/></text:span><text:span text:style-name="T3">private</text:span><text:span text:style-name="T4"> </text:span><text:span text:style-name="T3">final</text:span><text:span text:style-name="T4"> </text:span><text:span text:style-name="T5">int</text:span><text:span text:style-name="T4"> </text:span><text:span text:style-name="T7">nTracks</text:span><text:span text:style-name="T4">;</text:span></text:p>
            <text:p><text:span text:style-name="T3"><text:s text:c="4"/></text:span><text:span text:style-name="T3">private</text:span><text:span text:style-name="T4"> </text:span><text:span text:style-name="T3">final</text:span><text:span text:style-name="T4"> </text:span><text:span text:style-name="T5">Boolean</text:span><text:span text:style-name="T4">[] </text:span><text:span text:style-name="T7">occupied</text:span><text:span text:style-name="T4">;</text:span></text:p>
            <text:p><text:span text:style-name="T6"/></text:p>
            <text:p><text:span text:style-name="T3"><text:s text:c="4"/></text:span><text:span text:style-name="T3">public</text:span><text:span text:style-name="T4"> </text:span><text:span text:style-name="T8">TrainStation</text:span><text:span text:style-name="T4">(</text:span><text:span text:style-name="T5">int</text:span><text:span text:style-name="T4"> </text:span><text:span text:style-name="T7">nTracks</text:span><text:span text:style-name="T4">) {</text:span></text:p>
            <text:p><text:span text:style-name="T3"><text:s text:c="8"/></text:span><text:span text:style-name="T3">this</text:span><text:span text:style-name="T4">.</text:span><text:span text:style-name="T7">nTracks</text:span><text:span text:style-name="T4"> = nTracks;</text:span></text:p>
            <text:p><text:span text:style-name="T3"><text:s text:c="8"/></text:span><text:span text:style-name="T3">this</text:span><text:span text:style-name="T4">.</text:span><text:span text:style-name="T7">occupied</text:span><text:span text:style-name="T4"> = </text:span><text:span text:style-name="T9">new</text:span><text:span text:style-name="T4"> </text:span><text:span text:style-name="T5">Boolean</text:span><text:span text:style-name="T4">[nTracks];</text:span></text:p>
            <text:p><text:span text:style-name="T10"><text:s text:c="8"/></text:span><text:span text:style-name="T10">// all entries are initially false:</text:span></text:p>
            <text:p><text:span text:style-name="T9"><text:s text:c="8"/></text:span><text:span text:style-name="T9">for</text:span><text:span text:style-name="T4"> (</text:span><text:span text:style-name="T5">int</text:span><text:span text:style-name="T4"> </text:span><text:span text:style-name="T7">i</text:span><text:span text:style-name="T4"> = </text:span><text:span text:style-name="T11">0</text:span><text:span text:style-name="T4">; i &lt; nTracks; i++) {</text:span></text:p>
            <text:p><text:span text:style-name="T3"><text:s text:c="14"/></text:span><text:span text:style-name="T3">this</text:span><text:span text:style-name="T4">.</text:span><text:span text:style-name="T7">occupied</text:span><text:span text:style-name="T4">[i] = </text:span><text:span text:style-name="T3">false</text:span><text:span text:style-name="T4">;</text:span></text:p>
            <text:p><text:span text:style-name="T4"><text:s text:c="8"/></text:span><text:span text:style-name="T4">}</text:span></text:p>
            <text:p><text:span text:style-name="T4"><text:s text:c="4"/></text:span><text:span text:style-name="T4">}</text:span></text:p>
            <text:p><text:span text:style-name="T6"/></text:p>
            <text:p><text:span text:style-name="T3"><text:s text:c="4"/></text:span><text:span text:style-name="T3">public</text:span><text:span text:style-name="T4"> </text:span><text:span text:style-name="T5">void</text:span><text:span text:style-name="T4"> </text:span><text:span text:style-name="T8">arrive</text:span><text:span text:style-name="T4">(</text:span><text:span text:style-name="T5">int</text:span><text:span text:style-name="T4"> </text:span><text:span text:style-name="T7">track</text:span><text:span text:style-name="T4">) {</text:span></text:p>
            <text:p><text:span text:style-name="T10"><text:s text:c="8"/></text:span><text:span text:style-name="T10">// check TRACK_NON_NEGATIVE</text:span></text:p>
            <text:p><text:span text:style-name="T9"><text:s text:c="8"/></text:span><text:span text:style-name="T9">assert</text:span><text:span text:style-name="T4"> </text:span><text:span text:style-name="T11">0</text:span><text:span text:style-name="T4"> &lt;= track;</text:span></text:p>
            <text:p><text:span text:style-name="T10"><text:s text:c="8"/></text:span><text:span text:style-name="T10">// check TRACK_IN_RANGE</text:span></text:p>
            <text:p><text:span text:style-name="T9"><text:s text:c="8"/></text:span><text:span text:style-name="T9">assert</text:span><text:span text:style-name="T4"> track &lt; </text:span><text:span text:style-name="T3">this</text:span><text:span text:style-name="T4">.</text:span><text:span text:style-name="T7">nTracks</text:span><text:span text:style-name="T4">;</text:span></text:p>
            <text:p><text:span text:style-name="T6"><text:s text:c="2"/></text:span></text:p>
            <text:p><text:span text:style-name="T10"><text:s text:c="8"/></text:span><text:span text:style-name="T10">// check NO_CRASH</text:span></text:p>
            <text:p><text:span text:style-name="T9"><text:s text:c="8"/></text:span><text:span text:style-name="T9">assert</text:span><text:span text:style-name="T4"> !</text:span><text:span text:style-name="T3">this</text:span><text:span text:style-name="T4">.</text:span><text:span text:style-name="T7">occupied</text:span><text:span text:style-name="T4">[track];</text:span></text:p>
            <text:p><text:span text:style-name="T6"><text:s text:c="2"/></text:span></text:p>
            <text:p><text:span text:style-name="T3"><text:s text:c="8"/></text:span><text:span text:style-name="T3">this</text:span><text:span text:style-name="T4">.</text:span><text:span text:style-name="T7">occupied</text:span><text:span text:style-name="T4">[track] = </text:span><text:span text:style-name="T3">true</text:span><text:span text:style-name="T4">;</text:span></text:p>
            <text:p><text:span text:style-name="T4"><text:s text:c="4"/></text:span><text:span text:style-name="T4">}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draw:style-name="gr3" draw:text-style-name="P3" draw:layer="layout" svg:width="25.146cm" svg:height="15.162cm" svg:x="1.4cm" svg:y="0.2cm">
          <draw:text-box>
            <text:p><text:span text:style-name="T12">// expected results:</text:span></text:p>
            <text:p><text:span text:style-name="T12">// TRACK_NON_NEGATIVE SAFE</text:span></text:p>
            <text:p><text:span text:style-name="T12">// TRACK_IN_RANGE SAFE</text:span></text:p>
            <text:p><text:span text:style-name="T12">// NO_CRASH SAFE</text:span></text:p>
            <text:p><text:span text:style-name="T12"/></text:p>
            <text:p><text:span text:style-name="T13">public</text:span><text:span text:style-name="T14"> </text:span><text:span text:style-name="T13">class</text:span><text:span text:style-name="T14"> </text:span><text:span text:style-name="T15">Basic_Test_Safe</text:span><text:span text:style-name="T14"> {</text:span></text:p>
            <text:p><text:span text:style-name="T16"><text:s text:c="4"/></text:span><text:span text:style-name="T13">public</text:span><text:span text:style-name="T14"> </text:span><text:span text:style-name="T13">static</text:span><text:span text:style-name="T14"> </text:span><text:span text:style-name="T15">void</text:span><text:span text:style-name="T14"> </text:span><text:span text:style-name="T17">m1</text:span><text:span text:style-name="T14">(</text:span><text:span text:style-name="T15">int</text:span><text:span text:style-name="T14"> </text:span><text:span text:style-name="T18">j</text:span><text:span text:style-name="T14">) {</text:span></text:p>
            <text:p><text:span text:style-name="T19"><text:s text:c="4"/></text:span><text:span text:style-name="T16"><text:s text:c="4"/></text:span><text:span text:style-name="T15">TrainStation</text:span><text:span text:style-name="T14"> </text:span><text:span text:style-name="T18">s</text:span><text:span text:style-name="T14"> = </text:span><text:span text:style-name="T20">new</text:span><text:span text:style-name="T14"> </text:span><text:span text:style-name="T17">TrainStation</text:span><text:span text:style-name="T14">(</text:span><text:span text:style-name="T21">10</text:span><text:span text:style-name="T14">);</text:span></text:p>
            <text:p><text:span text:style-name="T19"><text:s text:c="4"/></text:span><text:span text:style-name="T16"><text:s text:c="4"/></text:span><text:span text:style-name="T20">if</text:span><text:span text:style-name="T14"> (</text:span><text:span text:style-name="T21">0</text:span><text:span text:style-name="T14"> &lt;= j &amp;&amp; j &lt; </text:span><text:span text:style-name="T21">10</text:span><text:span text:style-name="T14">) {</text:span></text:p>
            <text:p><text:span text:style-name="T22"><text:s text:c="8"/></text:span><text:span text:style-name="T16"><text:s text:c="4"/></text:span><text:span text:style-name="T23">// 0&lt;=j&lt;10</text:span></text:p>
            <text:p><text:span text:style-name="T22"><text:s text:c="8"/></text:span><text:span text:style-name="T16"><text:s text:c="4"/></text:span><text:span text:style-name="T23">// s can only point to an object with 10 tracks</text:span></text:p>
            <text:p><text:span text:style-name="T19"><text:s text:c="8"/></text:span><text:span text:style-name="T16"><text:s text:c="4"/></text:span><text:span text:style-name="T18">s</text:span><text:span text:style-name="T14">.</text:span><text:span text:style-name="T17">arrive</text:span><text:span text:style-name="T14">(j);</text:span></text:p>
            <text:p><text:span text:style-name="T24"><text:s text:c="4"/></text:span><text:span text:style-name="T16"><text:s text:c="4"/></text:span><text:span text:style-name="T14">}</text:span></text:p>
            <text:p><text:span text:style-name="T16"><text:s text:c="4"/></text:span><text:span text:style-name="T14">}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draw:style-name="gr4" draw:text-style-name="P4" draw:layer="layout" svg:width="24.13cm" svg:height="13.516cm" svg:x="1.4cm" svg:y="0.2cm">
          <draw:text-box>
            <text:p><text:span text:style-name="T12">// expected results:</text:span></text:p>
            <text:p><text:span text:style-name="T12">// TRACK_NON_NEGATIVE UNSAFE</text:span></text:p>
            <text:p><text:span text:style-name="T12">// TRACK_IN_RANGE UNSAFE</text:span></text:p>
            <text:p><text:span text:style-name="T12">// NO_CRASH UNSAFE</text:span></text:p>
            <text:p><text:span text:style-name="T12"/></text:p>
            <text:p><text:span text:style-name="T13">public</text:span><text:span text:style-name="T14"> </text:span><text:span text:style-name="T13">class</text:span><text:span text:style-name="T14"> </text:span><text:span text:style-name="T15">Basic_Test_Unsafe</text:span><text:span text:style-name="T14"> {</text:span></text:p>
            <text:p><text:span text:style-name="T16"><text:s text:c="4"/></text:span><text:span text:style-name="T13">public</text:span><text:span text:style-name="T14"> </text:span><text:span text:style-name="T15">void</text:span><text:span text:style-name="T14"> </text:span><text:span text:style-name="T17">m2</text:span><text:span text:style-name="T14">(</text:span><text:span text:style-name="T15">int</text:span><text:span text:style-name="T14"> </text:span><text:span text:style-name="T18">j</text:span><text:span text:style-name="T14">) {</text:span></text:p>
            <text:p><text:span text:style-name="T19"><text:s text:c="4"/></text:span><text:span text:style-name="T16"><text:s text:c="4"/></text:span><text:span text:style-name="T15">TrainStation</text:span><text:span text:style-name="T14"> </text:span><text:span text:style-name="T18">c</text:span><text:span text:style-name="T14"> = </text:span><text:span text:style-name="T20">new</text:span><text:span text:style-name="T14"> </text:span><text:span text:style-name="T17">TrainStation</text:span><text:span text:style-name="T14">(</text:span><text:span text:style-name="T21">10</text:span><text:span text:style-name="T14">);</text:span></text:p>
            <text:p><text:span text:style-name="T19"><text:s text:c="4"/></text:span><text:span text:style-name="T16"><text:s text:c="4"/></text:span><text:span text:style-name="T20">if</text:span><text:span text:style-name="T14"> (-</text:span><text:span text:style-name="T21">1</text:span><text:span text:style-name="T14"> &lt;= j &amp;&amp; j &lt;= </text:span><text:span text:style-name="T21">10</text:span><text:span text:style-name="T14">) {</text:span></text:p>
            <text:p><text:span text:style-name="T22"><text:s text:c="8"/></text:span><text:span text:style-name="T16"><text:s text:c="4"/></text:span><text:span text:style-name="T23">// -1&lt;=j&lt;=10</text:span></text:p>
            <text:p><text:span text:style-name="T22"><text:s text:c="8"/></text:span><text:span text:style-name="T16"><text:s text:c="4"/></text:span><text:span text:style-name="T23">// c points to an object with 10 tracks</text:span></text:p>
            <text:p><text:span text:style-name="T19"><text:s text:c="8"/></text:span><text:span text:style-name="T16"><text:s text:c="4"/></text:span><text:span text:style-name="T18">c</text:span><text:span text:style-name="T14">.</text:span><text:span text:style-name="T17">arrive</text:span><text:span text:style-name="T14">(j);</text:span></text:p>
            <text:p><text:span text:style-name="T19"><text:s text:c="8"/></text:span><text:span text:style-name="T16"><text:s text:c="4"/></text:span><text:span text:style-name="T18">c</text:span><text:span text:style-name="T14">.</text:span><text:span text:style-name="T17">arrive</text:span><text:span text:style-name="T14">(j);</text:span></text:p>
            <text:p><text:span text:style-name="T24"><text:s text:c="4"/></text:span><text:span text:style-name="T16"><text:s text:c="4"/></text:span><text:span text:style-name="T14">}</text:span></text:p>
            <text:p><text:span text:style-name="T16"><text:s text:c="4"/></text:span><text:span text:style-name="T14">}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ramewor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PRON (for numerical analysis)</text:p>
              </text:list-item>
              <text:list-item>
                <text:p>Soot (for pointer analysis and parsing Java code)</text:p>
              </text:list-item>
              <text:list-item>
                <text:p>Docker, Maven, SLF4J, GitLab CI/CD, JaCoCo</text:p>
                <text:p/>
              </text:list-item>
              <text:list-item>
                <text:p>Getting familiar with these is part of the assignment</text:p>
              </text:list-item>
              <text:list-item>
                <text:p>We provide resources in the project descrip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Quick Dem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ject Webpage</text:p>
              </text:list-item>
              <text:list-item>
                <text:p>Skeleton README</text:p>
              </text:list-item>
              <text:list-item>
                <text:p>Docker&amp;Maven</text:p>
              </text:list-item>
              <text:list-item>
                <text:p>Maven Report Site</text:p>
              </text:list-item>
              <text:list-item>
                <text:p>Eclipse</text:p>
              </text:list-item>
              <text:list-item>
                <text:p>GitLab Continuous Integr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'Droid Sans Mono', monospace" svg:font-family="'''Droid Sans Mono', monospace'"/>
    <style:font-face style:name="''Droid Sans Mono" svg:font-family="'''Droid Sans Mono', monospace'"/>
    <style:font-face style:name="Lohit Devanagari1" svg:font-family="'Lohit Devanagari'"/>
    <style:font-face style:name="Monospace" svg:font-family="Monospac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6T20:24:45.188883330</meta:creation-date>
    <dc:date>2020-03-31T17:15:06.719863640</dc:date>
    <meta:editing-duration>PT3H40M15S</meta:editing-duration>
    <meta:editing-cycles>24</meta:editing-cycles>
    <meta:generator>LibreOffice/6.0.7.3$Linux_X86_64 LibreOffice_project/00m0$Build-3</meta:generator>
    <meta:document-statistic meta:object-count="41"/>
  </office:meta>
</office:document-meta>
</file>